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#name_ID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type_String#</text:p>
          </table:table-cell>
          <table:table-cell table:style-name="Default" office:value-type="string" calcext:value-type="string">
            <text:p>defaultBool</text:p>
          </table:table-cell>
          <table:table-cell table:style-name="Default" office:value-type="string" calcext:value-type="string">
            <text:p>defaultFloat</text:p>
          </table:table-cell>
          <table:table-cell table:style-name="Default" office:value-type="string" calcext:value-type="string">
            <text:p>default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ForDebu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3.4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629007493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number-columns-repeated="3"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name_ID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type_String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ault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ault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ault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avatarMask_assetPath#</text:p>
          </table:table-cell>
          <table:table-cell office:value-type="string" calcext:value-type="string">
            <text:p>#blendingMode_string#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avatarMask_asse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blendingMode_string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tateMachine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#machineStateNum#</text:p>
          </table:table-cell>
          <table:table-cell office:value-type="string" calcext:value-type="string">
            <text:p>#layerName#</text:p>
          </table:table-cell>
          <table:table-cell office:value-type="string" calcext:value-type="string">
            <text:p>#statemachinePath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anyStateTransitions_Length#</text:p>
          </table:table-cell>
          <table:table-cell office:value-type="string" calcext:value-type="string">
            <text:p>#behaviours_Length#</text:p>
          </table:table-cell>
          <table:table-cell office:value-type="string" calcext:value-type="string">
            <text:p>#defaultState_String#</text:p>
          </table:table-cell>
          <table:table-cell office:value-type="string" calcext:value-type="string">
            <text:p>#entryTransitions_Length#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table:style-name="ce1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Base Laye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Wait (UnityEngine.AnimatorState)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JMove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JMove0 (UnityEngine.AnimatorState)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10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anyStateTransitions_Leng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behaviours_Leng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defaultState_String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entryTransitions_Leng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office:value-type="string" calcext:value-type="string">
            <text:p>#layerName#</text:p>
          </table:table-cell>
          <table:table-cell office:value-type="string" calcext:value-type="string">
            <text:p>#statemachinePath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#hideFlags_string#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#motion_assetPath#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Wait.anim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AtkLP.anim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AtkMP.anim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AtkHP.anim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AtkLK.anim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AtkMK.anim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AtkHK.anim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Move.anim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OBackstep.anim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DamageM.ani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DamageL.anim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DamageH.anim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ODown.anim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OStandup.anim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OGiveup.anim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DamageH.anim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Move.anim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BlockL.anim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BlockM.ani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SBlockH.anim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AtkLP.anim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AtkMP.anim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AtkHP.anim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AtkLK.anim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AtkMK.anim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AtkHK.anim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BlockL.anim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BlockM.ani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BlockH.anim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DamageL.anim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DamageM.ani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DamageH.anim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AtkLP.anim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AtkMP.anim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AtkHP.anim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AtkLK.anim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AtkMK.anim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AtkHK.anim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BlockL.anim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BlockM.ani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BlockH.anim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DamageL.anim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DamageM.ani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DDamageH.anim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Wait.anim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Move.anim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AtkLP.anim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1.234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bc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AtkMP.anim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AtkHP.anim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AtkLK.anim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AtkMK.anim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AtkHK.anim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BlockL.anim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BlockM.ani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BlockH.anim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DamageL.anim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DamageM.ani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CDamageH.anim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Move0.anim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Move1.anim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Move2.anim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Move3.anim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ssets/Resources/AnimationClips/Char3@JMove4.anim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hideFlags_string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motion_asse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office:value-type="string" calcext:value-type="string">
            <text:p>#layerName#</text:p>
          </table:table-cell>
          <table:table-cell office:value-type="string" calcext:value-type="string">
            <text:p>#statemachinePath#</text:p>
          </table:table-cell>
          <table:table-cell office:value-type="string" calcext:value-type="string">
            <text:p>#stateName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stellaQLComment#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#</text:p>
          </table:table-cell>
          <table:table-cell table:style-name="Default" office:value-type="string" calcext:value-type="string">
            <text:p>#destinationState_nameHash#</text:p>
          </table:table-cell>
          <table:table-cell office:value-type="string" calcext:value-type="string">
            <text:p>#destinationStateMachine_name#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ellaQLCommen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destinationStat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destinationState_nameHash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layerName#</text:p>
          </table:table-cell>
          <table:table-cell office:value-type="string" calcext:value-type="string">
            <text:p>#statemachinePath#</text:p>
          </table:table-cell>
          <table:table-cell office:value-type="string" calcext:value-type="string">
            <text:p>#stateName#</text:p>
          </table:table-cell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5"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&lt;&gt;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=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=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=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=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/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ForDebug</text:p>
          </table:table-cell>
          <table:table-cell office:value-type="string" calcext:value-type="string">
            <text:p>123.4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proertyName#</text:p>
          </table:table-cell>
          <table:table-cell office:value-type="string" calcext:value-type="string">
            <text:p>#layerName#</text:p>
          </table:table-cell>
          <table:table-cell office:value-type="string" calcext:value-type="string">
            <text:p>#statemachinePath#</text:p>
          </table:table-cell>
          <table:table-cell office:value-type="string" calcext:value-type="string">
            <text:p>#stateName#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#</text:p>
          </table:table-cell>
          <table:table-cell table:style-name="Default" office:value-type="string" calcext:value-type="string">
            <text:p>#normalizedX#</text:p>
          </table:table-cell>
          <table:table-cell table:style-name="Default" office:value-type="string" calcext:value-type="string">
            <text:p>#normalizedY#</text:p>
          </table:table-cell>
          <table:table-cell table:style-name="Default" office:value-type="string" calcext:value-type="string">
            <text:p>#normalizedZ#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table:number-columns-repeated="3"/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table:number-columns-repeated="3"/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table:number-columns-repeated="3"/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table:number-columns-repeated="3"/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table:number-columns-repeated="3"/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table:number-columns-repeated="3"/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table:number-columns-repeated="3"/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table:number-columns-repeated="3"/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state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normalized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normalizedX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normalizedY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normalizedZ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motion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assetPath#</text:p>
          </table:table-cell>
          <table:table-cell table:style-name="Default" office:value-type="string" calcext:value-type="string">
            <text:p>#countOfAttachDestination#</text:p>
          </table:table-cell>
          <table:table-cell table:style-name="Default" office:value-type="string" calcext:value-type="string">
            <text:p>apparentSpeed</text:p>
          </table:table-cell>
          <table:table-cell table:style-name="Default" office:value-type="string" calcext:value-type="string">
            <text:p>averageAngularSpeed</text:p>
          </table:table-cell>
          <table:table-cell table:style-name="Default" office:value-type="string" calcext:value-type="string">
            <text:p>averageDuration</text:p>
          </table:table-cell>
          <table:table-cell office:value-type="string" calcext:value-type="string">
            <text:p>#averageSpeed#</text:p>
          </table:table-cell>
          <table:table-cell office:value-type="string" calcext:value-type="string">
            <text:p>#hideFlags_string#</text:p>
          </table:table-cell>
          <table:table-cell table:style-name="Default" office:value-type="string" calcext:value-type="string">
            <text:p>isHumanMotion</text:p>
          </table:table-cell>
          <table:table-cell table:style-name="Default" office:value-type="string" calcext:value-type="string">
            <text:p>isLooping</text:p>
          </table:table-cell>
          <table:table-cell table:style-name="Default" office:value-type="string" calcext:value-type="string">
            <text:p>legac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Assets/Resources/AnimationClips/Char3@SWait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Move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OBackste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DamageH.anim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ODown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OStandu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OGiveu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Move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S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Damage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DDamage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Wait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Move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CDamage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Move0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Move1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Move2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Move3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3@JMove4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AtkH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AtkL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L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Attac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Atk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M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Quarrel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Quarrel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AtkL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L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Fly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Upse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Upset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Mar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Ju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AtkH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1@SWait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Atk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M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AtkM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AtkH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H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AtkM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AtkH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H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Hang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Hang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Wait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ConquerTheWorld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onquerTheWorld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Run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Near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Atk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LK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Ea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Yawn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Yawn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Ou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Kic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Inhale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Inhale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C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CWait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Vanis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Vanish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AtkM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M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Atk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LK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Go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Crouc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rouch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Bloc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1@SAtk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LK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Punc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Punch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Swim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Swim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AtkL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L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2@SWait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Zigzag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Zigzag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0@SWait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Atk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M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li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lim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Das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Dash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Ta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2@SAtkH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HP</text:p>
          </table:table-cell>
          <table:table-cell/>
        </table:table-row>
        <table:table-row table:style-name="ro1">
          <table:table-cell office:value-type="string" calcext:value-type="string">
            <text:p>Assets/Resources/AnimationClips/Char0@SAtkH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HP</text:p>
          </table:table-cell>
          <table:table-cell/>
        </table:table-row>
        <table:table-row table:style-name="ro1">
          <table:table-cell office:value-type="string" calcext:value-type="string">
            <text:p>Assets/StellaQL/MayBeDeletedThisFolder/AnimationClips/Xenograf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Xenograft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</table:table-row>
      </table:table>
      <table:table table:name="mo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asse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countOfAttachDestination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pparent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verageAngular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verage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averageSpeed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#hideFlags_string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sHumanMo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sLoop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3:36:10.790000000</meta:creation-date>
    <dc:date>2017-02-18T13:36:34.657000000</dc:date>
    <meta:editing-duration>PT24S</meta:editing-duration>
    <meta:editing-cycles>1</meta:editing-cycles>
    <meta:document-statistic meta:table-count="16" meta:cell-count="7623" meta:object-count="0"/>
    <meta:generator>LibreOffice/5.2.5.1$Windows_x86 LibreOffice_project/0312e1a284a7d50ca85a365c316c7abbf20a4d22</meta:generator>
  </office:meta>
</office:document-meta>
</file>